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bold" officeooo:paragraph-rsid="001949a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paragraph-rsid="003c6a2a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68f" officeooo:paragraph-rsid="001bf68f" loext:padding="0in" loext:border="none"/>
    </style:style>
    <style:style style:name="P4" style:family="paragraph" style:parent-style-name="Table_20_Contents">
      <style:text-properties fo:font-weight="bold" officeooo:rsid="001bf68f" officeooo:paragraph-rsid="001949a2" loext:padding="0in" loext:border="non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3c6a2a" officeooo:paragraph-rsid="003c6a2a"/>
    </style:style>
    <style:style style:name="P6" style:family="paragraph" style:parent-style-name="Table_20_Contents">
      <style:text-properties officeooo:rsid="001949a2" officeooo:paragraph-rsid="001949a2"/>
    </style:style>
    <style:style style:name="P7" style:family="paragraph" style:parent-style-name="Table_20_Contents">
      <style:text-properties officeooo:paragraph-rsid="001949a2"/>
    </style:style>
    <style:style style:name="P8" style:family="paragraph" style:parent-style-name="Table_20_Contents">
      <style:paragraph-properties fo:text-align="start" style:justify-single-word="false"/>
      <style:text-properties fo:font-weight="normal" officeooo:rsid="001f911f" officeooo:paragraph-rsid="001f911f" style:font-weight-asian="normal" style:font-weight-complex="normal" loext:padding="0in" loext:border="none"/>
    </style:style>
    <style:style style:name="P9" style:family="paragraph" style:parent-style-name="Table_20_Contents">
      <style:paragraph-properties fo:text-align="start" style:justify-single-word="false"/>
      <style:text-properties officeooo:paragraph-rsid="002201f2"/>
    </style:style>
    <style:style style:name="P10" style:family="paragraph" style:parent-style-name="Table_20_Contents">
      <style:paragraph-properties fo:text-align="start" style:justify-single-word="false"/>
      <style:text-properties officeooo:paragraph-rsid="00256171"/>
    </style:style>
    <style:style style:name="P11" style:family="paragraph" style:parent-style-name="Table_20_Contents">
      <style:text-properties officeooo:rsid="002f140d" officeooo:paragraph-rsid="002f140d"/>
    </style:style>
    <style:style style:name="P12" style:family="paragraph" style:parent-style-name="Table_20_Contents">
      <style:text-properties officeooo:paragraph-rsid="002f140d"/>
    </style:style>
    <style:style style:name="P13" style:family="paragraph" style:parent-style-name="Table_20_Contents">
      <style:text-properties officeooo:rsid="0038fcaf" officeooo:paragraph-rsid="0038fcaf"/>
    </style:style>
    <style:style style:name="T1" style:family="text">
      <style:text-properties officeooo:rsid="00202c1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01f2" style:font-weight-asian="normal" style:font-weight-complex="normal" loext:padding="0in" loext:border="none"/>
    </style:style>
    <style:style style:name="T4" style:family="text">
      <style:text-properties fo:font-weight="normal" officeooo:rsid="00256171" style:font-weight-asian="normal" style:font-weight-complex="normal"/>
    </style:style>
    <style:style style:name="T5" style:family="text">
      <style:text-properties officeooo:rsid="0028745d"/>
    </style:style>
    <style:style style:name="T6" style:family="text">
      <style:text-properties officeooo:rsid="0029146a"/>
    </style:style>
    <style:style style:name="T7" style:family="text">
      <style:text-properties officeooo:rsid="002f140d"/>
    </style:style>
    <style:style style:name="T8" style:family="text">
      <style:text-properties officeooo:rsid="002fb536"/>
    </style:style>
    <style:style style:name="T9" style:family="text">
      <style:text-properties officeooo:rsid="003c6a2a"/>
    </style:style>
    <style:style style:name="T10" style:family="text">
      <style:text-properties officeooo:rsid="003d83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.C.</text:p>
      <text:p text:style-name="P5">MARMARA ÜNİVERSİTESİ</text:p>
      <text:p text:style-name="P5">TÜRKİYAT ARAŞTIRMALARI ENSTİTÜSÜ</text:p>
      <text:p text:style-name="P5">BİLGİ VE BELGE YÖNETİMİ ANABİLİM DAL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LEKTRONİK BELGE YÖNETİM SİSTEMİ (EBYS)’NİN <text:span text:style-name="T10">VERİTABANI AÇISINDAN DEĞERLENDİRMESİ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İSANS TEZİ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UHAMMED RECAİ CANSIZ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9">İSTANBUL,2016</text:span></text:p>
      <text:p text:style-name="P1"><text:soft-page-break/></text:p>
      <text:p text:style-name="P1">İÇİNDEKİLER</text:p>
      <text:p text:style-name="P4"/>
      <text:p text:style-name="P3"/>
      <text:p text:style-name="P8">1.<text:span text:style-name="T1">ELEKTRONİK DOKÜMAN YÖNETİM SİSTEMİ</text:span></text:p>
      <text:p text:style-name="P9"><text:span text:style-name="T3">1.1. </text:span><text:span text:style-name="Strong_20_Emphasis"><text:span text:style-name="T2">Üst bilgi (Metadata)</text:span></text:span></text:p>
      <text:p text:style-name="P10"><text:span text:style-name="Strong_20_Emphasis"><text:span text:style-name="T4">1.2 Havuz(Repository)</text:span></text:span></text:p>
      <text:p text:style-name="P10"><text:span text:style-name="Strong_20_Emphasis"><text:span text:style-name="T4">1.3 Bütünleşme(Integration)</text:span></text:span></text:p>
      <text:p text:style-name="P10"><text:span text:style-name="Strong_20_Emphasis"><text:span text:style-name="T4">1.4 Fihristleyici(Indexer)</text:span></text:span></text:p>
      <text:p text:style-name="P10"><text:span text:style-name="Strong_20_Emphasis"><text:span text:style-name="T4">1.5 Getirme(Retrieval)</text:span></text:span></text:p>
      <text:p text:style-name="P10"><text:span text:style-name="Strong_20_Emphasis"><text:span text:style-name="T4">1.6 Dağıtım(Distribution)</text:span></text:span></text:p>
      <text:p text:style-name="P10"><text:span text:style-name="Strong_20_Emphasis"><text:span text:style-name="T4">1.7 Güvenlik(Security)</text:span></text:span></text:p>
      <text:p text:style-name="P10"><text:span text:style-name="Strong_20_Emphasis"><text:span text:style-name="T4">1.8 İş Akışı(Workflow)</text:span></text:span></text:p>
      <text:p text:style-name="P10"><text:span text:style-name="Strong_20_Emphasis"><text:span text:style-name="T4">1.9 Sürümleme(Versioning)</text:span></text:span></text:p>
      <text:p text:style-name="P10"><text:span text:style-name="Strong_20_Emphasis"><text:span text:style-name="T4">1.10 Yayınlama(Publishing)</text:span></text:span></text:p>
      <text:p text:style-name="P7"><text:span text:style-name="T5">2</text:span>. TEMEL VERİ TABANI KAVRAMLARI</text:p>
      <text:p text:style-name="P7"><text:span text:style-name="T5">2</text:span>.1. Veri Nedir?</text:p>
      <text:p text:style-name="P7"><text:span text:style-name="T5">2</text:span>.2. Veri Tabanı Nedir?</text:p>
      <text:p text:style-name="P7"><text:span text:style-name="T5">2</text:span>.3. Veritabanı Yönetim Sistemlerinin Sınıflandırılması</text:p>
      <text:p text:style-name="P7"><text:span text:style-name="T6">3</text:span>. VERİ ve VERİ MODELLERİ</text:p>
      <text:p text:style-name="P7"><text:span text:style-name="T6">3</text:span>.1. Model Nedir?</text:p>
      <text:p text:style-name="P7"><text:span text:style-name="T6">3</text:span>.2. Veri Kavramı</text:p>
      <text:p text:style-name="P7"><text:span text:style-name="T6">3</text:span>.2.2. Veri Tekrarı ve Veri Bütünlüğü</text:p>
      <text:p text:style-name="P7"><text:span text:style-name="T6">3</text:span>.3. Veri Modeli</text:p>
      <text:p text:style-name="P7"><text:span text:style-name="T6">3</text:span>.4. Başlıca Veri Modelleri</text:p>
      <text:p text:style-name="P7"><text:span text:style-name="T6">3</text:span>.4.2.2. İlişkisel Veri Modelleri</text:p>
      <text:p text:style-name="P7">3. VERİ TABANI TEMEL KAVRAMLARI</text:p>
      <text:p text:style-name="P7">3.1. Tablo ve Elemanları</text:p>
      <text:p text:style-name="P7">3.2. Veri Tipi (Data Type)</text:p>
      <text:p text:style-name="P7">3.2.2. MySQL Veri Tabanı Veri Tipleri</text:p>
      <text:p text:style-name="P7">3.4. Anahtar (Key)</text:p>
      <text:p text:style-name="P7">3.5. Index (İndeks)</text:p>
      <text:p text:style-name="P7">3.6. View (Görüntü)</text:p>
      <text:p text:style-name="P6">3.7. Joining (ilişkilendirme)</text:p>
      <text:p text:style-name="P12"><text:span text:style-name="T7">4. </text:span>A<text:span text:style-name="T8">LFRESCO ELEKTRONİK DOKÜMAN YÖNETİM SİSTEMİ İNCELEMESİ</text:span></text:p>
      <text:p text:style-name="P13">4.1..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20:56:06.620953111</meta:creation-date>
    <dc:date>2016-11-10T23:16:44.243330036</dc:date>
    <meta:editing-duration>PT1H10M52S</meta:editing-duration>
    <meta:editing-cycles>44</meta:editing-cycles>
    <meta:generator>LibreOffice/5.1.4.2$Linux_X86_64 LibreOffice_project/10m0$Build-2</meta:generator>
    <meta:document-statistic meta:table-count="0" meta:image-count="0" meta:object-count="0" meta:page-count="2" meta:paragraph-count="41" meta:word-count="139" meta:character-count="1069" meta:non-whitespace-character-count="971"/>
  </office:meta>
</office:document-meta>
</file>